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227b5" officeooo:paragraph-rsid="00192f80" style:font-weight-asian="normal" style:font-weight-complex="normal"/>
    </style:style>
    <style:style style:name="P2" style:family="paragraph" style:parent-style-name="Standard">
      <style:text-properties fo:font-weight="normal" officeooo:rsid="001c71d2" officeooo:paragraph-rsid="00192f80" style:font-weight-asian="normal" style:font-weight-complex="normal"/>
    </style:style>
    <style:style style:name="P3" style:family="paragraph" style:parent-style-name="Standard">
      <style:text-properties officeooo:rsid="0002ec21" officeooo:paragraph-rsid="00192f80"/>
    </style:style>
    <style:style style:name="P4" style:family="paragraph" style:parent-style-name="Standard">
      <style:text-properties officeooo:rsid="001e0aa9" officeooo:paragraph-rsid="00192f80"/>
    </style:style>
    <style:style style:name="P5" style:family="paragraph" style:parent-style-name="Standard">
      <style:text-properties officeooo:rsid="00129fb9" officeooo:paragraph-rsid="00192f80"/>
    </style:style>
    <style:style style:name="P6" style:family="paragraph" style:parent-style-name="Standard">
      <style:text-properties fo:font-weight="bold" officeooo:rsid="001c71d2" officeooo:paragraph-rsid="00192f80" style:font-weight-asian="bold" style:font-weight-complex="bold"/>
    </style:style>
    <style:style style:name="P7" style:family="paragraph" style:parent-style-name="Standard">
      <style:text-properties officeooo:rsid="001738d6" officeooo:paragraph-rsid="00192f80"/>
    </style:style>
    <style:style style:name="P8" style:family="paragraph" style:parent-style-name="Standard">
      <style:text-properties officeooo:paragraph-rsid="00192f80"/>
    </style:style>
    <style:style style:name="P9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29fb9" officeooo:paragraph-rsid="00192f80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738d6" officeooo:paragraph-rsid="00192f80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fde34" officeooo:paragraph-rsid="00192f80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normal" officeooo:rsid="00160f76" officeooo:paragraph-rsid="0019f51d"/>
    </style:style>
    <style:style style:name="P13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normal" officeooo:rsid="001e6cce" officeooo:paragraph-rsid="00192f80" style:font-weight-asian="normal" style:font-weight-complex="normal"/>
    </style:style>
    <style:style style:name="P14" style:family="paragraph" style:parent-style-name="Standard">
      <style:text-properties officeooo:paragraph-rsid="00192f80"/>
    </style:style>
    <style:style style:name="P15" style:family="paragraph" style:parent-style-name="Standard">
      <style:text-properties officeooo:rsid="001826fe" officeooo:paragraph-rsid="001eb352"/>
    </style:style>
    <style:style style:name="P16" style:family="paragraph" style:parent-style-name="Standard">
      <style:text-properties officeooo:rsid="001fd572" officeooo:paragraph-rsid="001fd572"/>
    </style:style>
    <style:style style:name="P17" style:family="paragraph" style:parent-style-name="Standard">
      <style:text-properties officeooo:rsid="001fd572" officeooo:paragraph-rsid="0021651d"/>
    </style:style>
    <style:style style:name="P18" style:family="paragraph" style:parent-style-name="Standard">
      <style:text-properties fo:font-weight="normal" officeooo:rsid="001c71d2" officeooo:paragraph-rsid="00192f80" style:font-weight-asian="normal" style:font-weight-complex="normal"/>
    </style:style>
    <style:style style:name="P19" style:family="paragraph" style:parent-style-name="Standard">
      <style:text-properties fo:font-weight="normal" officeooo:rsid="001c71d2" officeooo:paragraph-rsid="002780cd" style:font-weight-asian="normal" style:font-weight-complex="normal"/>
    </style:style>
    <style:style style:name="T1" style:family="text">
      <style:text-properties fo:font-variant="normal" fo:text-transform="none" fo:color="#000000" style:font-name="Arial" fo:font-size="11.1499996185303pt" fo:letter-spacing="normal" fo:font-style="normal"/>
    </style:style>
    <style:style style:name="T2" style:family="text">
      <style:text-properties fo:font-variant="normal" fo:text-transform="none" fo:color="#000000" style:font-name="Arial" fo:font-size="11.1499996185303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11.1499996185303pt" fo:letter-spacing="normal" fo:font-style="normal" fo:font-weight="bold" officeooo:rsid="001fde34" style:font-weight-asian="bold" style:font-weight-complex="bold"/>
    </style:style>
    <style:style style:name="T4" style:family="text">
      <style:text-properties fo:font-variant="normal" fo:text-transform="none" fo:color="#000000" style:font-name="Arial" fo:font-size="11.1499996185303pt" fo:letter-spacing="normal" fo:font-style="normal" officeooo:rsid="00228f1d"/>
    </style:style>
    <style:style style:name="T5" style:family="text">
      <style:text-properties fo:font-variant="normal" fo:text-transform="none" fo:color="#000000" style:font-name="Arial" fo:font-size="11.1499996185303pt" fo:letter-spacing="normal" fo:font-style="normal" officeooo:rsid="00241e6e"/>
    </style:style>
    <style:style style:name="T6" style:family="text">
      <style:text-properties fo:font-variant="normal" fo:text-transform="none" fo:color="#000000" style:font-name="Arial" fo:font-size="11.1499996185303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11.1499996185303pt" fo:letter-spacing="normal" fo:font-style="normal" fo:font-weight="normal" officeooo:rsid="0019b63a"/>
    </style:style>
    <style:style style:name="T8" style:family="text">
      <style:text-properties fo:font-variant="normal" fo:text-transform="none" fo:color="#000000" style:font-name="Arial" fo:font-size="11.1499996185303pt" fo:letter-spacing="normal" fo:font-style="normal" fo:font-weight="normal" officeooo:rsid="00129fb9"/>
    </style:style>
    <style:style style:name="T9" style:family="text">
      <style:text-properties fo:font-variant="normal" fo:text-transform="none" fo:color="#000000" style:font-name="Arial" fo:font-size="11.1499996185303pt" fo:letter-spacing="normal" fo:font-style="normal" fo:font-weight="normal" officeooo:rsid="00282de2"/>
    </style:style>
    <style:style style:name="T10" style:family="text">
      <style:text-properties fo:font-variant="normal" fo:text-transform="none" fo:color="#000000" style:font-name="Arial" fo:font-size="11.1499996185303pt" fo:letter-spacing="normal" fo:font-style="normal" officeooo:rsid="001e6cce"/>
    </style:style>
    <style:style style:name="T11" style:family="text">
      <style:text-properties fo:font-variant="normal" fo:text-transform="none" fo:color="#000000" style:font-name="Arial" fo:font-size="11.1499996185303pt" fo:letter-spacing="normal" fo:font-style="normal" officeooo:rsid="001ea8e9"/>
    </style:style>
    <style:style style:name="T12" style:family="text">
      <style:text-properties fo:font-variant="normal" fo:text-transform="none" fo:color="#000000" style:font-name="Arial" fo:font-size="11.1499996185303pt" fo:letter-spacing="normal" fo:font-style="normal" officeooo:rsid="001fde34"/>
    </style:style>
    <style:style style:name="T13" style:family="text">
      <style:text-properties fo:font-variant="normal" fo:text-transform="none" fo:color="#000000" style:font-name="Arial" fo:font-size="11.1499996185303pt" fo:letter-spacing="normal" fo:font-style="normal" officeooo:rsid="00241fdb"/>
    </style:style>
    <style:style style:name="T14" style:family="text">
      <style:text-properties fo:font-variant="normal" fo:text-transform="none" fo:color="#000000" style:font-name="Arial" fo:font-size="11.1499996185303pt" fo:letter-spacing="normal" fo:font-style="normal" officeooo:rsid="002437bf"/>
    </style:style>
    <style:style style:name="T15" style:family="text">
      <style:text-properties fo:font-variant="normal" fo:text-transform="none" fo:color="#000000" style:font-name="Arial" fo:font-size="11.1499996185303pt" fo:letter-spacing="normal" fo:font-style="normal" officeooo:rsid="00250a97"/>
    </style:style>
    <style:style style:name="T16" style:family="text">
      <style:text-properties fo:font-variant="normal" fo:text-transform="none" fo:color="#000000" style:font-name="Arial" fo:font-size="11.1499996185303pt" fo:letter-spacing="normal" fo:font-style="normal" officeooo:rsid="002780cd"/>
    </style:style>
    <style:style style:name="T17" style:family="text">
      <style:text-properties fo:font-size="16pt" fo:font-weight="bold" officeooo:rsid="0024dde9" style:font-size-asian="16pt" style:font-weight-asian="bold" style:font-size-complex="16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2439f" style:font-weight-asian="bold" style:font-weight-complex="bold"/>
    </style:style>
    <style:style style:name="T21" style:family="text">
      <style:text-properties officeooo:rsid="0002ec21"/>
    </style:style>
    <style:style style:name="T22" style:family="text">
      <style:text-properties officeooo:rsid="0012439f"/>
    </style:style>
    <style:style style:name="T23" style:family="text">
      <style:text-properties officeooo:rsid="001afe5c"/>
    </style:style>
    <style:style style:name="T24" style:family="text">
      <style:text-properties officeooo:rsid="001e6cce"/>
    </style:style>
    <style:style style:name="T25" style:family="text">
      <style:text-properties officeooo:rsid="001fde34"/>
    </style:style>
    <style:style style:name="T26" style:family="text">
      <style:text-properties officeooo:rsid="0019f51d"/>
    </style:style>
    <style:style style:name="T27" style:family="text">
      <style:text-properties officeooo:rsid="001bf0e4"/>
    </style:style>
    <style:style style:name="T28" style:family="text">
      <style:text-properties officeooo:rsid="001d4201"/>
    </style:style>
    <style:style style:name="T29" style:family="text">
      <style:text-properties officeooo:rsid="001eb352"/>
    </style:style>
    <style:style style:name="T30" style:family="text">
      <style:text-properties officeooo:rsid="001fd572"/>
    </style:style>
    <style:style style:name="T31" style:family="text">
      <style:text-properties officeooo:rsid="002165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7">SPRINT REPORT – CMPS183- WEB APPLICATIONS</text:span><text:span text:style-name="T18"><text:tab/></text:span><text:tab/><text:tab/><text:tab/><text:tab/></text:p>
      <text:p text:style-name="P3"/>
      <text:p text:style-name="P3"/>
      <text:p text:style-name="P4"><text:span text:style-name="T19">HEADING:</text:span> <text:span text:style-name="T21">Sprint Two Plan, Ezrecipe, team Ezrecipe, 2/04/16 completion date: 2/21/16</text:span></text:p>
      <text:p text:style-name="P4"/>
      <text:p text:style-name="P8"><text:span text:style-name="T20">GOAL</text:span><text:span text:style-name="T22">: <text:s/></text:span><text:span text:style-name="T7">As a user I want to be able to select/input ingredients so that I may get at least one recipe.</text:span></text:p>
      <text:p text:style-name="P5"/>
      <text:p text:style-name="P9">Task Listing: </text:p>
      <text:p text:style-name="P5"/>
      <text:p text:style-name="P8"><text:span text:style-name="T8">User Story </text:span><text:span text:style-name="T9">2</text:span><text:span text:style-name="T8">: <text:s/></text:span><text:span text:style-name="T6">As a user I want to be able to Select ingredients</text:span><text:span text:style-name="T8"> </text:span><text:span text:style-name="T6">and be able to get at least one recipe back.</text:span><text:span text:style-name="T8"> </text:span><text:span text:style-name="T6">As a developer I want to be able recieve input and use that data to search for recipes.</text:span></text:p>
      <text:p text:style-name="P5"/>
      <text:p text:style-name="P12">Task 1: <text:span text:style-name="T30">L</text:span>earn <text:span text:style-name="T26">more about</text:span> web2py in order to be able to make a <text:span text:style-name="T26">more complex</text:span> website.</text:p>
      <text:p text:style-name="P12"><text:s text:c="12"/>Estimate <text:span text:style-name="T27">five hours to learn more in depth information about web2py</text:span>. </text:p>
      <text:p text:style-name="P7"/>
      <text:p text:style-name="P7">Task 2: <text:span text:style-name="T30">Meet up and create the second layer of our site which will have a search bar to take in input. <text:s text:c="15"/><text:tab/>Estimate five-six hours to create a basic site.</text:span></text:p>
      <text:p text:style-name="P7"/>
      <text:p text:style-name="P15">Task 3: <text:span text:style-name="T28">Create a better looking interface by learning JavaScript,Bootstrap,CSS, and HTML. </text:span></text:p>
      <text:p text:style-name="P15"><text:tab/> Estimate <text:span text:style-name="T28">six-seven hours to learn new languages</text:span>.</text:p>
      <text:p text:style-name="P16"/>
      <text:p text:style-name="P17">Task 4: Learn <text:span text:style-name="T31">about API's how they work and how to implement into Python and web2py. </text:span></text:p>
      <text:p text:style-name="P17"><text:tab/> <text:span text:style-name="T31">Estimate three-four hours to learn new material. </text:span><text:s/></text:p>
      <text:p text:style-name="P7"/>
      <text:p text:style-name="P7">Total for user story <text:span text:style-name="T29">2</text:span>: <text:span text:style-name="T31">twenty-two hours.</text:span> </text:p>
      <text:p text:style-name="P7"/>
      <text:p text:style-name="P10">Team Roles:</text:p>
      <text:p text:style-name="P2"/>
      <text:p text:style-name="P2">Team Member Gilbert Aragon: <text:span text:style-name="T24">Developer, Researcher </text:span></text:p>
      <text:p text:style-name="P6"/>
      <text:p text:style-name="P2"><text:span text:style-name="T1">Team Member John Vincent Reyes: </text:span><text:span text:style-name="T10">Developer , Product Owner,</text:span><text:span text:style-name="T11"> </text:span><text:span text:style-name="T10">Researcher</text:span></text:p>
      <text:p text:style-name="P2"/>
      <text:p text:style-name="P2"><text:span text:style-name="T1">Team Member Jonix Gabato-Telmo : </text:span><text:span text:style-name="T10">Developer, Researcher </text:span></text:p>
      <text:p text:style-name="P2"/>
      <text:p text:style-name="P2"><text:span text:style-name="T1">Team Member Carlos Penate: </text:span><text:span text:style-name="T10">Developer, Scrum Master, Researcher </text:span></text:p>
      <text:p text:style-name="P2"/>
      <text:p text:style-name="P2"><text:span text:style-name="T1">Team Member Angelo Flores: </text:span><text:span text:style-name="T10">Developer, Researcher </text:span></text:p>
      <text:p text:style-name="P2"/>
      <text:p text:style-name="P2"><text:span text:style-name="T1">Team Member Dianna Kwan: </text:span><text:span text:style-name="T10">Developer, Researcher </text:span></text:p>
      <text:p text:style-name="P2"/>
      <text:p text:style-name="P11">Initial task assignment:</text:p>
      <text:p text:style-name="P2"/>
      <text:p text:style-name="P19"/>
      <text:p text:style-name="P19"><text:span text:style-name="T1">Team Member </text:span><text:span text:style-name="T16">Gilbert Aragon</text:span><text:span text:style-name="T1">: </text:span><text:span text:style-name="T12">User Story </text:span><text:span text:style-name="T15">two</text:span><text:span text:style-name="T12">, Tasks 1,2, and 3.</text:span><text:span text:style-name="T1"> </text:span></text:p>
      <text:p text:style-name="P6"/>
      <text:p text:style-name="P2"><text:span text:style-name="T1">Team Member John Vincent Reyes: </text:span><text:span text:style-name="T15">User Story two</text:span><text:span text:style-name="T12">, Tasks 1,2, </text:span><text:span text:style-name="T13">and 4</text:span><text:span text:style-name="T12">.</text:span><text:span text:style-name="T1"> </text:span></text:p>
      <text:p text:style-name="P2"/>
      <text:p text:style-name="P2"><text:span text:style-name="T1">Team Member Jonix Gabato-Telmo: </text:span><text:span text:style-name="T12">User Story </text:span><text:span text:style-name="T15">two</text:span><text:span text:style-name="T12">, Tasks 1,2, and 3.</text:span><text:span text:style-name="T1"> </text:span></text:p>
      <text:p text:style-name="P13"/>
      <text:p text:style-name="P2"><text:span text:style-name="T1">Team Member Carlos Penate: </text:span><text:span text:style-name="T12">User Story </text:span><text:span text:style-name="T15">two,</text:span><text:span text:style-name="T12"> Tasks 1,2, </text:span><text:span text:style-name="T14">and 4</text:span><text:span text:style-name="T12">.</text:span><text:span text:style-name="T10"> </text:span></text:p>
      <text:p text:style-name="P2"><text:soft-page-break/></text:p>
      <text:p text:style-name="P2"><text:span text:style-name="T1">Team Member Angelo Flores: </text:span><text:span text:style-name="T12">User Story </text:span><text:span text:style-name="T15">two</text:span><text:span text:style-name="T12">, Tasks 1,2, and 3.</text:span></text:p>
      <text:p text:style-name="P13"/>
      <text:p text:style-name="P2"><text:span text:style-name="T1">Team Member Dianna Kwan: </text:span><text:span text:style-name="T12">User Story </text:span><text:span text:style-name="T15">two</text:span><text:span text:style-name="T12">, Tasks 1,2, and </text:span><text:span text:style-name="T13">4</text:span><text:span text:style-name="T12">.</text:span></text:p>
      <text:p text:style-name="P2"/>
      <text:p text:style-name="P1"><text:span text:style-name="T3">S</text:span><text:span text:style-name="T2">crum Time:</text:span><text:span text:style-name="T1"> </text:span><text:span text:style-name="T4">Every </text:span><text:span text:style-name="T1">Thursday 12:30 </text:span><text:span text:style-name="T5">p.m.</text:span><text:span text:style-name="T1"> at Science and Engineering Libr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7:25:08.708936023</meta:creation-date>
    <dc:date>2016-03-15T17:40:15.869504336</dc:date>
    <meta:editing-duration>PT12M22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314" meta:character-count="1904" meta:non-whitespace-character-count="1562"/>
  </office:meta>
</office:document-meta>
</file>